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5.304cm"/>
    </style:style>
    <style:style style:name="co4" style:family="table-column">
      <style:table-column-properties fo:break-before="auto" style:column-width="4.971cm"/>
    </style:style>
    <style:style style:name="co5" style:family="table-column">
      <style:table-column-properties fo:break-before="auto" style:column-width="5.49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b8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RADIAIS</text:p>
          </table:table-cell>
          <table:table-cell table:style-name="ce4" office:value-type="string">
            <text:p>COORDENADAS 3KM SUL</text:p>
          </table:table-cell>
          <table:table-cell table:style-name="ce4" office:value-type="string">
            <text:p>COORDENADAS 3KM OESTE</text:p>
          </table:table-cell>
          <table:table-cell table:style-name="ce4" office:value-type="string">
            <text:p>COORDENADAS 15KM SUL</text:p>
          </table:table-cell>
          <table:table-cell table:style-name="ce4" office:value-type="string">
            <text:p>COORDENADAS 15KM OESTE</text:p>
          </table:table-cell>
          <table:table-cell table:style-name="ce4"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-27º 32' 23,51"</text:p>
          </table:table-cell>
          <table:table-cell office:value-type="string">
            <text:p>-48º 48' 33,71"</text:p>
          </table:table-cell>
          <table:table-cell office:value-type="string">
            <text:p>-27º 25' 53,51"</text:p>
          </table:table-cell>
          <table:table-cell office:value-type="string">
            <text:p>-48º 48' 33,71"</text:p>
          </table:table-cell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string">
            <text:p>-27º 32' 42,16</text:p>
          </table:table-cell>
          <table:table-cell table:style-name="ce5" office:value-type="string">
            <text:p>-48º 47' 38,18"</text:p>
          </table:table-cell>
          <table:table-cell table:style-name="ce5" office:value-type="string">
            <text:p>-27º 27' 4,86"</text:p>
          </table:table-cell>
          <table:table-cell table:style-name="ce5" office:value-type="string">
            <text:p>-48 44' 00,00"</text:p>
          </table:table-cell>
          <table:table-cell table:style-name="ce5"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27º 33' 15,405"</text:p>
          </table:table-cell>
          <table:table-cell office:value-type="string">
            <text:p>-48º 47' 00,00"</text:p>
          </table:table-cell>
          <table:table-cell office:value-type="string">
            <text:p>-27º 30' 00,00"</text:p>
          </table:table-cell>
          <table:table-cell office:value-type="string">
            <text:p>-48º 40' 38,18”</text:p>
          </table:table-cell>
          <table:table-cell table:number-columns-repeated="1019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5" office:value-type="string">
            <text:p>-27º 34' 2,72</text:p>
          </table:table-cell>
          <table:table-cell table:style-name="ce5" office:value-type="string">
            <text:p>-48º 46' 45,45"</text:p>
          </table:table-cell>
          <table:table-cell table:style-name="ce5" office:value-type="string">
            <text:p>-27º 34' 2,729"</text:p>
          </table:table-cell>
          <table:table-cell table:style-name="ce5" office:value-type="string">
            <text:p>-48º 39' 33,636”</text:p>
          </table:table-cell>
          <table:table-cell table:style-name="ce5"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-27º 34' 52,37"</text:p>
          </table:table-cell>
          <table:table-cell office:value-type="string">
            <text:p>-48º 47' 00,00"</text:p>
          </table:table-cell>
          <table:table-cell office:value-type="string">
            <text:p>-27º 38' 7,78"</text:p>
          </table:table-cell>
          <table:table-cell office:value-type="string">
            <text:p>-48º 40' 38,18"</text:p>
          </table:table-cell>
          <table:table-cell table:number-columns-repeated="1019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-27º 35' 25,459"</text:p>
          </table:table-cell>
          <table:table-cell table:style-name="ce5" office:value-type="string">
            <text:p>-48º 47' 38,18"</text:p>
          </table:table-cell>
          <table:table-cell table:style-name="ce5" office:value-type="string">
            <text:p>-27º 41' 5,675"</text:p>
          </table:table-cell>
          <table:table-cell table:style-name="ce5" office:value-type="string">
            <text:p>-48º 44' 00.00"</text:p>
          </table:table-cell>
          <table:table-cell table:style-name="ce5"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-27º 35' 38,108"</text:p>
          </table:table-cell>
          <table:table-cell office:value-type="string">
            <text:p>-48º 48' 33.71"</text:p>
          </table:table-cell>
          <table:table-cell office:value-type="string">
            <text:p>-27º 42' 10,54"</text:p>
          </table:table-cell>
          <table:table-cell office:value-type="string">
            <text:p>-48º 48' 33,71"</text:p>
          </table:table-cell>
          <table:table-cell table:number-columns-repeated="1019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5" office:value-type="string">
            <text:p>-27º 35' 25,459"</text:p>
          </table:table-cell>
          <table:table-cell table:style-name="ce5" office:value-type="string">
            <text:p>-48º 49' 29,09"</text:p>
          </table:table-cell>
          <table:table-cell table:style-name="ce5" office:value-type="string">
            <text:p>-27º 41' 5,675"</text:p>
          </table:table-cell>
          <table:table-cell table:style-name="ce5" office:value-type="string">
            <text:p>-48º 53' 5,45"</text:p>
          </table:table-cell>
          <table:table-cell table:style-name="ce5"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-27º 34' 52,37"</text:p>
          </table:table-cell>
          <table:table-cell office:value-type="string">
            <text:p>-48º 50' 9,09"</text:p>
          </table:table-cell>
          <table:table-cell office:value-type="string">
            <text:p>-27º 38' 7,78"</text:p>
          </table:table-cell>
          <table:table-cell office:value-type="string">
            <text:p>-48º 56' 29,09"</text:p>
          </table:table-cell>
          <table:table-cell table:number-columns-repeated="1019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-27º 34' 2,72"</text:p>
          </table:table-cell>
          <table:table-cell table:style-name="ce5" office:value-type="string">
            <text:p>-48º 50' 25,63"</text:p>
          </table:table-cell>
          <table:table-cell table:style-name="ce5" office:value-type="string">
            <text:p>-27º 34' 2,729"</text:p>
          </table:table-cell>
          <table:table-cell table:style-name="ce5" office:value-type="string">
            <text:p>-48º 57' 40,00"</text:p>
          </table:table-cell>
          <table:table-cell table:style-name="ce5"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-27º 33' 15,405"</text:p>
          </table:table-cell>
          <table:table-cell office:value-type="string">
            <text:p>-48º 50' 9,09"</text:p>
          </table:table-cell>
          <table:table-cell office:value-type="string">
            <text:p>-27º 30' 00,00"</text:p>
          </table:table-cell>
          <table:table-cell office:value-type="string">
            <text:p>-48º 56' 29,09"</text:p>
          </table:table-cell>
          <table:table-cell table:number-columns-repeated="1019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5" office:value-type="string">
            <text:p>-27º 32' 42,16"</text:p>
          </table:table-cell>
          <table:table-cell table:style-name="ce5" office:value-type="string">
            <text:p>-48º 49' 29,09"</text:p>
          </table:table-cell>
          <table:table-cell table:style-name="ce5" office:value-type="string">
            <text:p>-27º 27' 4,86"</text:p>
          </table:table-cell>
          <table:table-cell table:style-name="ce5" office:value-type="string">
            <text:p>-48º 53, 5,45"</text:p>
          </table:table-cell>
          <table:table-cell table:style-name="ce5"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0">10/06/2012</text:date>, <text:time>21:49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0T10:53:34.08</meta:creation-date>
    <dc:date>2012-06-10T21:49:17.29</dc:date>
    <meta:editing-duration>PT4H12M</meta:editing-duration>
    <meta:editing-cycles>6</meta:editing-cycles>
    <meta:generator>BrOffice/3.3$Win32 LibreOffice_project/330m19$Build-8</meta:generator>
    <meta:document-statistic meta:table-count="3" meta:cell-count="65" meta:object-count="0"/>
  </office:meta>
</office:document-meta>
</file>